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pre&gt;</text:span><text:span text:style-name="T2"> Tag Demo</text:span></text:p>
      <text:p text:style-name="Normal"><text:span text:style-name="T3">This allows </text:span><text:span text:style-name="T4">preformatted text</text:span><text:span text:style-name="T5">. </text:span></text:p>
      <text:p text:style-name="Normal"><text:span text:style-name="T6"><text:line-break/><text:s text:c="6"/>&lt;para&gt;<text:line-break/><text:s text:c="8"/>This allows &lt;i&gt;preformatted text&lt;/i&gt;.<text:line-break/><text:s text:c="6"/>&lt;/para&gt;<text:line-break/><text:s text:c="2"/>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style="italic"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